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dd164" officeooo:paragraph-rsid="000dd164" style:font-size-asian="13.1000003814697pt" style:font-size-complex="15pt"/>
    </style:style>
    <style:style style:name="P2" style:family="paragraph" style:parent-style-name="Standard">
      <style:text-properties officeooo:paragraph-rsid="000dd164"/>
    </style:style>
    <style:style style:name="P3" style:family="paragraph" style:parent-style-name="Standard">
      <style:text-properties officeooo:rsid="000f835a" officeooo:paragraph-rsid="000f835a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dd164" style:font-size-asian="13.1000003814697pt" style:font-size-complex="15pt"/>
    </style:style>
    <style:style style:name="T3" style:family="text">
      <style:text-properties officeooo:rsid="000f8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SAVING FLOW</text:p>
      <text:p text:style-name="P1"/>
      <text:p text:style-name="P1"/>
      <text:p text:style-name="P1">- user chooses date time + date activity</text:p>
      <text:p text:style-name="P1"/>
      <text:p text:style-name="P1">- these are a. Saved in the app and b. Saved to firestore</text:p>
      <text:p text:style-name="P1"/>
      <text:p text:style-name="P1">- when saving to firestore, <text:s/>the user’s unique id <text:span text:style-name="T3">is checked: if there is an existing doc with this user ID, it is deleted, and the new one is saved</text:span></text:p>
      <text:p text:style-name="P1"/>
      <text:p text:style-name="P1">- <text:span text:style-name="T3">if there isn’t, the new doc is saved</text:span></text:p>
      <text:p text:style-name="P1"/>
      <text:p text:style-name="P1">- upon being saved to firestore, the doc’s id is recorded in the app</text:p>
      <text:p text:style-name="P1"/>
      <text:p text:style-name="P1">- doc’s id is passed over to available dates VC along with date time + activity</text:p>
      <text:p text:style-name="P1"/>
      <text:p text:style-name="P1">- in available dates VC, viewdidload has method that takes doc id and retrieves all other docs except that one</text:p>
      <text:p text:style-name="P1"/>
      <text:p text:style-name="P1">- tableview loads status array</text:p>
      <text:p text:style-name="P1"/>
      <text:p text:style-name="P2"><text:span text:style-name="T2">the result is that the tableview will show first: the date user has just inputted, then: all other dates in firestore except that one</text:span></text:p>
      <text:p text:style-name="P3"><text:span text:style-name="T2">a</text:span><text:span text:style-name="T1">lso, every time a new date is made by the user, the previous one is removed from the databa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15T23:13:34.158117612</meta:creation-date>
    <dc:date>2023-02-15T23:27:19.231338554</dc:date>
    <meta:editing-duration>PT3M34S</meta:editing-duration>
    <meta:editing-cycles>1</meta:editing-cycles>
    <meta:document-statistic meta:table-count="0" meta:image-count="0" meta:object-count="0" meta:page-count="1" meta:paragraph-count="11" meta:word-count="161" meta:character-count="813" meta:non-whitespace-character-count="662"/>
    <meta:generator>LibreOffice/7.0.3.1$MacOSX_X86_64 LibreOffice_project/d7547858d014d4cf69878db179d326fc3483e082</meta:generator>
  </office:meta>
</office:document-meta>
</file>